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Text_20_body">
      <style:text-properties officeooo:rsid="002313f0" officeooo:paragraph-rsid="002313f0"/>
    </style:style>
    <style:style style:name="P3" style:family="paragraph" style:parent-style-name="Heading_20_1" style:master-page-name="Right_20_Page">
      <style:paragraph-properties style:page-number="auto"/>
      <style:text-properties officeooo:rsid="00238a19" officeooo:paragraph-rsid="00238a19"/>
    </style:style>
    <style:style style:name="P4" style:family="paragraph" style:parent-style-name="Text_20_body">
      <style:text-properties officeooo:rsid="00238a19" officeooo:paragraph-rsid="00238a19"/>
    </style:style>
    <style:style style:name="P5" style:family="paragraph" style:parent-style-name="Text_20_body">
      <style:text-properties officeooo:rsid="0025582f" officeooo:paragraph-rsid="0025582f"/>
    </style:style>
    <style:style style:name="P6" style:family="paragraph" style:parent-style-name="Heading_20_2">
      <style:text-properties officeooo:rsid="000aca01" officeooo:paragraph-rsid="001c49ac"/>
    </style:style>
    <style:style style:name="P7" style:family="paragraph" style:parent-style-name="Heading_20_3">
      <style:paragraph-properties fo:break-before="page"/>
      <style:text-properties officeooo:rsid="0025582f" officeooo:paragraph-rsid="0025582f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238a19"/>
    </style:style>
    <style:style style:name="T5" style:family="text">
      <style:text-properties officeooo:rsid="002558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5">The Water Is Wide </text:span>(Traditional)</text:h>
      <text:h text:style-name="P6" text:outline-level="2">Time Signature: <text:span text:style-name="T1">4</text:span>/4</text:h>
      <text:p text:style-name="P1">Chords: <text:span text:style-name="T5">Bm, C, D7, Em, F, G, Gsus4</text:span></text:p>
      <text:p text:style-name="P1">Tempo: <text:span text:style-name="T5">8</text:span>0 - 1<text:span text:style-name="T5">0</text:span>0 BPM</text:p>
      <text:h text:style-name="P7" text:outline-level="3">[INTRO]</text:h>
      <text:p text:style-name="P5">G C Bm <text:s/>D7</text:p>
      <text:h text:style-name="Heading_20_3" text:outline-level="3">[CHORUS]</text:h>
      <text:p text:style-name="P5"><text:s text:c="13"/>G <text:s text:c="4"/>C <text:s text:c="15"/>G <text:s text:c="4"/>C </text:p>
      <text:p text:style-name="P5">The water is wide, <text:s text:c="3"/>I can’t cross o'er.</text:p>
      <text:p text:style-name="P5"><text:s text:c="16"/>Em <text:s/>C <text:s text:c="15"/>D <text:s text:c="3"/>C</text:p>
      <text:p text:style-name="P5">And neither have I <text:s text:c="5"/>the wings to fly.</text:p>
      <text:p text:style-name="P5"><text:s text:c="11"/>Bm <text:s/>Em <text:s text:c="16"/>G <text:s text:c="4"/>C</text:p>
      <text:p text:style-name="P5">Build me a boat <text:s text:c="4"/>that can carry two,</text:p>
      <text:p text:style-name="P5"><text:s text:c="15"/>Bm <text:s/>D7 <text:s text:c="4"/>C <text:s text:c="7"/>G</text:p>
      <text:p text:style-name="P5">And both shall row, <text:s text:c="3"/>my love and I.</text:p>
      <text:h text:style-name="Heading_20_3" text:outline-level="3">[VERSE 1]</text:h>
      <text:p text:style-name="P5"><text:s text:c="13"/>G <text:s/>C <text:s text:c="18"/>G <text:s text:c="5"/>C</text:p>
      <text:p text:style-name="P5">There is a ship <text:s text:c="2"/>and she sails the seas.</text:p>
      <text:p text:style-name="P5"><text:s text:c="12"/>Em <text:s text:c="2"/>C <text:s text:c="13"/>D <text:s text:c="3"/>C</text:p>
      <text:p text:style-name="P5">She's laden deep, <text:s text:c="3"/>as deep can be;</text:p>
      <text:p text:style-name="P5"><text:s text:c="11"/>Bm <text:s/>Em <text:s text:c="17"/>G <text:s text:c="2"/>C <text:s/></text:p>
      <text:p text:style-name="P5">But not so deep <text:s text:c="4"/>as the love I'm in</text:p>
      <text:p text:style-name="P5"><text:s text:c="11"/>Bm <text:s/>D7 <text:s text:c="5"/>C <text:s text:c="6"/>G <text:s text:c="4"/>Gsus4 <text:s/>G</text:p>
      <text:p text:style-name="P5">And I know not <text:s text:c="4"/>if I sink or swim.</text:p>
      <text:h text:style-name="Heading_20_3" text:outline-level="3">[VERSE 2]</text:h>
      <text:p text:style-name="P5"><text:s text:c="10"/>G <text:s text:c="7"/>C <text:s text:c="13"/>G <text:s text:c="4"/>C</text:p>
      <text:p text:style-name="P5">O love is handsome <text:s text:c="3"/>and love is fine</text:p>
      <text:p text:style-name="P5"><text:s text:c="12"/>Em <text:s text:c="3"/>C <text:s text:c="16"/>D <text:s text:c="3"/>C</text:p>
      <text:p text:style-name="P5">Bright as a jewel <text:s text:c="3"/>when first it's new</text:p>
      <text:p text:style-name="P5"><text:s text:c="15"/>Bm <text:s/>Em <text:s text:c="10"/>G <text:s text:c="3"/>C <text:s/></text:p>
      <text:p text:style-name="P5">but love grows old <text:s text:c="5"/>and waxes cold</text:p>
      <text:p text:style-name="P5"><text:s text:c="10"/>Bm <text:s/>D7 <text:s text:c="9"/>C <text:s text:c="6"/>G <text:s text:c="3"/>Gsus4 <text:s/>G</text:p>
      <text:p text:style-name="P5">And fades away <text:s text:c="3"/>like the morning dew.</text:p>
      <text:p text:style-name="P5"><text:s text:c="10"/>Bm <text:s/>D7 <text:s text:c="9"/>C <text:s text:c="6"/>G <text:s text:c="3"/>Gsus4 <text:s/>G</text:p>
      <text:p text:style-name="P5">And fades away <text:s text:c="3"/>like the morning dew.</text:p>
      <text:p text:style-name="P5"/>
      <text:p text:style-name="P5"/>
      <text:h text:style-name="Heading_20_3" text:outline-level="3"><text:soft-page-break/>[CHORUS]</text:h>
      <text:p text:style-name="P5"><text:s text:c="13"/>G <text:s text:c="4"/>C <text:s text:c="15"/>G <text:s text:c="4"/>C </text:p>
      <text:p text:style-name="P5">The water is wide, <text:s text:c="3"/>I can’t cross o'er.</text:p>
      <text:p text:style-name="P5"><text:s text:c="16"/>Em <text:s/>C <text:s text:c="15"/>D <text:s text:c="3"/>C</text:p>
      <text:p text:style-name="P5">And neither have I <text:s text:c="5"/>the wings to fly.</text:p>
      <text:p text:style-name="P5"><text:s text:c="11"/>Bm <text:s/>Em <text:s text:c="16"/>G <text:s text:c="4"/>C</text:p>
      <text:p text:style-name="P5">Build me a boat <text:s text:c="4"/>that can carry two,</text:p>
      <text:p text:style-name="P5"><text:s text:c="15"/>Bm <text:s/>D7 <text:s text:c="3"/>C <text:s text:c="7"/>G</text:p>
      <text:p text:style-name="P5">And both shall row, <text:s text:c="3"/>my love and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41M2S</meta:editing-duration>
    <meta:editing-cycles>22</meta:editing-cycles>
    <meta:generator>LibreOffice/5.2.5.1$MacOSX_X86_64 LibreOffice_project/0312e1a284a7d50ca85a365c316c7abbf20a4d22</meta:generator>
    <dc:title>Lyrics + Chords</dc:title>
    <dc:date>2017-04-04T12:44:08.789689000</dc:date>
    <meta:print-date>2017-04-03T12:23:29.985893000</meta:print-date>
    <meta:document-statistic meta:table-count="0" meta:image-count="0" meta:object-count="0" meta:page-count="3" meta:paragraph-count="44" meta:word-count="241" meta:character-count="1529" meta:non-whitespace-character-count="7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